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000000" fo:letter-spacing="normal" style:font-name-asian="Verdana" style:font-size-asian="18pt" style:font-style-asian="normal" style:font-weight-asian="bold"/>
    </style:style>
    <style:style style:name="P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text-underline-style="solid" style:text-underline-width="auto" style:text-underline-color="font-color"/>
    </style:style>
    <style:style style:name="P3"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333333" fo:letter-spacing="normal" style:font-name-asian="Verdana" style:font-size-asian="10.5pt" style:font-style-asian="normal" style:font-weight-asian="normal"/>
    </style:style>
    <style:style style:name="P4" style:family="paragraph" style:parent-style-name="Text_20_body">
      <style:paragraph-properties fo:margin-left="0.6252in" fo:margin-right="0in" fo:margin-top="0in" fo:margin-bottom="0in" style:line-height-at-least="0.1874in" fo:orphans="2" fo:widows="2" fo:text-indent="-0.3335in" style:auto-text-indent="false"/>
      <style:text-properties fo:font-variant="normal" fo:text-transform="none" fo:color="#333333" fo:letter-spacing="normal" style:font-name-asian="Verdana" style:font-size-asian="9pt" style:font-style-asian="normal" style:font-weight-asian="normal"/>
    </style:style>
    <style:style style:name="P5" style:family="paragraph" style:parent-style-name="Text_20_body">
      <style:paragraph-properties fo:margin-left="0.6252in" fo:margin-right="0in" fo:margin-top="0in" fo:margin-bottom="0in" style:line-height-at-least="0.1874in" fo:orphans="2" fo:widows="2" fo:text-indent="-0.3335in" style:auto-text-indent="false"/>
      <style:text-properties fo:font-variant="normal" fo:text-transform="none" fo:color="#333333" fo:letter-spacing="normal"/>
    </style:style>
    <style:style style:name="P6" style:family="paragraph" style:parent-style-name="Text_20_body">
      <style:paragraph-properties fo:margin-left="0in" fo:margin-right="0in" fo:margin-top="0in" fo:margin-bottom="0in" style:line-height-at-least="0.1874in" fo:orphans="2" fo:widows="2" fo:text-indent="0.3335in" style:auto-text-indent="false"/>
      <style:text-properties fo:font-variant="normal" fo:text-transform="none" fo:color="#000000" fo:letter-spacing="normal" style:font-name-asian="Verdana" style:font-size-asian="12pt" style:font-style-asian="normal" style:font-weight-asian="normal"/>
    </style:style>
    <style:style style:name="P7" style:family="paragraph" style:parent-style-name="Text_20_body">
      <style:paragraph-properties fo:margin-left="0.5in" fo:margin-right="0in" fo:margin-top="0in" fo:margin-bottom="0in" style:line-height-at-least="0.1874in" fo:orphans="2" fo:widows="2" fo:text-indent="-0.25in" style:auto-text-indent="false"/>
      <style:text-properties fo:font-variant="normal" fo:text-transform="none" fo:color="#333333" fo:letter-spacing="normal"/>
    </style:style>
    <style:style style:name="P8" style:family="paragraph" style:parent-style-name="Text_20_body">
      <style:paragraph-properties fo:margin-left="0.25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9" style:family="paragraph" style:parent-style-name="Text_20_body">
      <style:paragraph-properties fo:margin-left="0.639in" fo:margin-right="0in" fo:margin-top="0in" fo:margin-bottom="0in" style:line-height-at-least="0.1874in" fo:orphans="2" fo:widows="2" fo:text-indent="-0.3055in" style:auto-text-indent="false"/>
      <style:text-properties fo:font-variant="normal" fo:text-transform="none" fo:color="#333333" fo:letter-spacing="normal"/>
    </style:style>
    <style:style style:name="P10" style:family="paragraph" style:parent-style-name="Text_20_body">
      <style:paragraph-properties fo:margin-left="0.5835in" fo:margin-right="0in" fo:margin-top="0in" fo:margin-bottom="0in" style:line-height-at-least="0.1874in" fo:orphans="2" fo:widows="2" fo:text-indent="-0.2917in" style:auto-text-indent="false"/>
      <style:text-properties fo:font-variant="normal" fo:text-transform="none" fo:color="#333333" fo:letter-spacing="normal" style:font-name-asian="Verdana" style:font-size-asian="12pt" style:font-style-asian="normal" style:font-weight-asian="normal"/>
    </style:style>
    <style:style style:name="P11"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font-name-asian="Verdana" style:font-size-asian="12pt" style:font-style-asian="normal" style:font-weight-asian="normal"/>
    </style:style>
    <style:style style:name="P12" style:family="paragraph" style:parent-style-name="Text_20_body">
      <style:paragraph-properties fo:margin-left="0in" fo:margin-right="0in" fo:margin-top="0in" fo:margin-bottom="0in" style:line-height-at-least="0.1874in" fo:orphans="2" fo:widows="2" fo:text-indent="0.3744in" style:auto-text-indent="false"/>
      <style:text-properties fo:font-variant="normal" fo:text-transform="none" fo:color="#000000" fo:letter-spacing="normal" style:font-name-asian="Verdana" style:font-size-asian="10.5pt" style:font-style-asian="normal" style:font-weight-asian="normal"/>
    </style:style>
    <style:style style:name="T1" style:family="text">
      <style:text-properties fo:language="en" fo:country="US"/>
    </style:style>
    <style:style style:name="T2" style:family="text">
      <style:text-properties fo:font-size="10.5pt" fo:language="en" fo:country="US"/>
    </style:style>
    <style:style style:name="T3" style:family="text">
      <style:text-properties fo:color="#000000"/>
    </style:style>
    <style:style style:name="T4" style:family="text">
      <style:text-properties fo:color="#000000" style:font-size-asian="12pt"/>
    </style:style>
    <style:style style:name="T5" style:family="text">
      <style:text-properties fo:color="#000000" style:font-size-asian="12pt" style:language-asian="en" style:country-asian="US"/>
    </style:style>
    <style:style style:name="T6" style:family="text">
      <style:text-properties fo:color="#000000" style:language-asian="en" style:country-asian="US"/>
    </style:style>
    <style:style style:name="T7" style:family="text">
      <style:text-properties fo:color="#000000" style:font-name-asian="Verdana" style:font-size-asian="12pt" style:language-asian="en" style:country-asian="US" style:font-style-asian="normal" style:font-weight-asian="normal"/>
    </style:style>
    <style:style style:name="T8" style:family="text">
      <style:text-properties fo:color="#000000" style:font-name-asian="Verdana" style:font-size-asian="12pt" style:font-style-asian="normal" style:font-weight-asian="normal"/>
    </style:style>
    <style:style style:name="T9" style:family="text">
      <style:text-properties fo:color="#000000" style:font-name-asian="Verdana" style:font-size-asian="9pt" style:language-asian="en" style:country-asian="US" style:font-style-asian="normal" style:font-weight-asian="normal"/>
    </style:style>
    <style:style style:name="T10" style:family="text">
      <style:text-properties fo:color="#000000" style:font-name="Verdana" fo:font-size="12pt" fo:language="en" fo:country="US" fo:font-style="normal" fo:font-weight="normal"/>
    </style:style>
    <style:style style:name="T11" style:family="text">
      <style:text-properties fo:color="#000000" fo:font-weight="bold" style:font-name-asian="Verdana" style:font-size-asian="12pt" style:font-style-asian="normal" style:font-weight-asian="bold" style:font-weight-complex="bold"/>
    </style:style>
    <style:style style:name="T12" style:family="text">
      <style:text-properties fo:color="#000000" fo:font-weight="bold" fo:background-color="#ffff00" style:font-name-asian="Verdana" style:font-size-asian="12pt" style:font-style-asian="normal" style:font-weight-asian="bold" style:font-weight-complex="bold"/>
    </style:style>
    <style:style style:name="T13" style:family="text">
      <style:text-properties style:font-name="Verdana" fo:font-size="10.5pt" fo:language="en" fo:country="US" fo:font-style="normal" fo:font-weight="normal"/>
    </style:style>
    <style:style style:name="T14" style:family="text">
      <style:text-properties style:font-name-asian="Verdana" style:font-size-asian="10.5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关于中期考核的暂行规定</text:p>
      <text:p text:style-name="P3">为了使研究生的培养管理工作逐步实现规范化，进一步提高我所研究生培养质量，根据《中国科学院计算技术研究所学位论文答辩资格规定》的要求，结合我所的实际情况，现对研究生的中期考核做如下规定：</text:p>
      <text:p text:style-name="P4"><text:span text:style-name="T5">一、</text:span><text:span text:style-name="T6">  </text:span><text:span text:style-name="T4">中期考核的目的</text:span></text:p>
      <text:p text:style-name="P6">中期考核是为了使各研究室充分了解学生在通过开题报告后论文工作的进展情况，在一定范围内集思广义，对学生论文工作中存在的困难和问题给予及时必要的指导和帮助；同时在学生进入论文写作前对其在学期间各个培养环节的完成情况进行全面检查。</text:p>
      <text:p text:style-name="P5"><text:span text:style-name="T7">二、</text:span><text:span text:style-name="T9">  </text:span><text:span text:style-name="T8">中期考核的内容（满分为</text:span><text:span text:style-name="T10">100</text:span><text:span text:style-name="T8">分）</text:span></text:p>
      <text:p text:style-name="P6">中期考核应包括以下几部分内容：</text:p>
      <text:p text:style-name="P7"><text:span text:style-name="T10">1</text:span><text:span text:style-name="T7">．</text:span><text:span text:style-name="T9">  </text:span><text:span text:style-name="T8">学位论文研究情况和已完成的研究内容；（</text:span><text:span text:style-name="T10">20</text:span><text:span text:style-name="T8">分）</text:span></text:p>
      <text:p text:style-name="P7"><text:span text:style-name="T10">2</text:span><text:span text:style-name="T7">．</text:span><text:span text:style-name="T9">  </text:span><text:span text:style-name="T8">已取得的阶段性成果；（</text:span><text:span text:style-name="T10">15</text:span><text:span text:style-name="T8">分）</text:span></text:p>
      <text:p text:style-name="P7"><text:span text:style-name="T10">3</text:span><text:span text:style-name="T7">．</text:span><text:span text:style-name="T9">  </text:span><text:span text:style-name="T12">已完成的工作是否存在与开题报告内容不相符的部分</text:span><text:span text:style-name="T8">，如存在说明其原因；（</text:span><text:span text:style-name="T10">10</text:span><text:span text:style-name="T8">分）</text:span></text:p>
      <text:p text:style-name="P7"><text:span text:style-name="T10">4</text:span><text:span text:style-name="T7">．</text:span><text:span text:style-name="T9">  </text:span><text:span text:style-name="T8">下一步的工作计划和研究内容，如与开题报告内容不符，须进行论证；（</text:span><text:span text:style-name="T10">15</text:span><text:span text:style-name="T8">分）</text:span></text:p>
      <text:p text:style-name="P7"><text:span text:style-name="T10">5</text:span><text:span text:style-name="T7">．</text:span><text:span text:style-name="T9">  </text:span><text:span text:style-name="T8">科研项目的完成情况；（</text:span><text:span text:style-name="T10">20</text:span><text:span text:style-name="T8">分）</text:span></text:p>
      <text:p text:style-name="P7"><text:span text:style-name="T10">6</text:span><text:span text:style-name="T7">．</text:span><text:span text:style-name="T9">  </text:span><text:span text:style-name="T8">学术论文发表情况及拟发表论文内容和计划；（</text:span><text:span text:style-name="T10">10</text:span><text:span text:style-name="T8">分）</text:span></text:p>
      <text:p text:style-name="P7"><text:span text:style-name="T10">7</text:span><text:span text:style-name="T7">．</text:span><text:span text:style-name="T9">  </text:span><text:span text:style-name="T8">课程完成情况（</text:span><text:span text:style-name="T10">10</text:span><text:span text:style-name="T8">分）</text:span></text:p>
      <text:p text:style-name="P8">三、具体做法</text:p>
      <text:p text:style-name="P9"><text:span text:style-name="T10">1</text:span><text:span text:style-name="T7">．</text:span><text:span text:style-name="T9">    </text:span><text:span text:style-name="T8">中期考核的时间：在</text:span><text:span text:style-name="T12">完成开题报告后一年内进行中期考核</text:span><text:span text:style-name="T8">，在正式申请答辩前三个月必须完成。</text:span></text:p>
      <text:p text:style-name="P9"><text:span text:style-name="T10">2</text:span><text:span text:style-name="T7">．</text:span><text:span text:style-name="T9">    </text:span><text:span text:style-name="T8">研究生应将中期考核报告写成书面材料，事先印发给中期考核审查小组的成员，为汇报会做好准备。</text:span></text:p>
      <text:p text:style-name="P9"><text:span text:style-name="T10">3</text:span><text:span text:style-name="T7">．</text:span><text:span text:style-name="T9">    </text:span><text:span text:style-name="T8">中期考核汇报会应在研究室范围内相对集中进行。研究室应组成三位导师以上的中期考核审查小组，同时邀请本专业的导师、博士后、学生参加，听取多方面的意见。报告人数较多时，应分批举行，以利于审查小组成员充分发表意见。</text:span></text:p>
      <text:p text:style-name="P10"><text:span text:style-name="T6">四、</text:span><text:span text:style-name="T3">中期考核通过的标准</text:span></text:p>
      <text:p text:style-name="P11">学位论文的各项研究工作按计划进行，并取得阶段性成果；下一步工作计划思路明确，研究方案可行；参加课题组里的科研项目，完成情况良好；发表了一定数量的学术论文；按照培养计划的要求修满全部学分且成绩合格。</text:p>
      <text:p text:style-name="P2"><text:span text:style-name="T14">研究生做完中期考核后，中期考核审核小组应对其存在的问题及努力的方向提出明确意见，在《中期考核审查表》上签署意见，各小组成员分别给出成绩，平均分大于或等于</text:span><text:span text:style-name="T13">60</text:span><text:span text:style-name="T14">分为通过，并准予</text:span><text:span text:style-name="T13">1</text:span><text:span text:style-name="T14">个学分。中期考核后，研究生应根据审查小组的意见，进入论文的写作阶段。《中期考核审查表》及中期考核打印稿要交研究生部备案。通过中期考核作为答辩资格中必修环节之一。</text:span></text:p>
      <text:p text:style-name="P12">没有通过中期考核的学生，应在三到五个月的时间内重新提交报告。对在审查中科研素质表现极差的学生或第二次中期考核仍未通过者，应予退学。由考核小组给出书面意见，研究生部审核报教育指导小组讨论通过，报主管所领导批准，办理退学手续。</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5:58:47</dc:date>
    <dc:creator>ning </dc:creator>
    <meta:editing-duration>PT00H00M56S</meta:editing-duration>
    <meta:editing-cycles>3</meta:editing-cycles>
    <meta:generator>OpenOffice.org/3.2$Linux OpenOffice.org_project/320m12$Build-9483</meta:generator>
    <meta:document-statistic meta:table-count="0" meta:image-count="0" meta:object-count="0" meta:page-count="1" meta:paragraph-count="21" meta:word-count="359" meta:character-count="1052"/>
  </office:meta>
</office:document-meta>
</file>